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fo:font-size="15pt" officeooo:rsid="00165608" officeooo:paragraph-rsid="00165608" style:font-size-asian="13.1000003814697pt" style:font-size-complex="15pt"/>
    </style:style>
    <style:style style:name="P2" style:family="paragraph" style:parent-style-name="Standard">
      <style:text-properties style:font-name="Times new roman" fo:font-size="15pt" officeooo:rsid="00173916" officeooo:paragraph-rsid="00173916" style:font-size-asian="13.1000003814697pt" style:font-size-complex="15pt"/>
    </style:style>
    <style:style style:name="P3" style:family="paragraph" style:parent-style-name="Standard">
      <style:text-properties style:font-name="Times new roman" fo:font-size="15pt" officeooo:rsid="001806ad" officeooo:paragraph-rsid="001806ad" style:font-size-asian="13.1000003814697pt" style:font-size-complex="15pt"/>
    </style:style>
    <style:style style:name="P4" style:family="paragraph" style:parent-style-name="Standard">
      <style:text-properties style:font-name="Times new roman" fo:font-size="15pt" officeooo:rsid="0019e62b" officeooo:paragraph-rsid="0019e62b" style:font-size-asian="13.1000003814697pt" style:font-size-complex="15pt"/>
    </style:style>
    <style:style style:name="P5" style:family="paragraph" style:parent-style-name="Standard">
      <style:text-properties style:font-name="Times new roman" fo:font-size="15pt" officeooo:paragraph-rsid="0019e62b"/>
    </style:style>
    <style:style style:name="T1" style:family="text">
      <style:text-properties officeooo:rsid="001806ad"/>
    </style:style>
    <style:style style:name="T2" style:family="text">
      <style:text-properties fo:font-variant="normal" fo:text-transform="none" fo:color="#242729" style:font-name="Arial" fo:font-size="11.25pt" fo:letter-spacing="normal" fo:font-style="normal" fo:font-weight="normal"/>
    </style:style>
    <style:style style:name="T3" style:family="text">
      <style:text-properties fo:font-variant="normal" fo:text-transform="none" fo:color="#242729" fo:font-size="11.25pt" fo:letter-spacing="normal" fo:font-style="normal" fo:font-weight="normal"/>
    </style:style>
    <style:style style:name="T4" style:family="text">
      <style:text-properties fo:font-variant="normal" fo:text-transform="none" fo:color="#242729" fo:letter-spacing="normal" fo:font-style="normal" fo:font-weight="normal" style:font-size-asian="15pt" style:font-size-complex="15pt"/>
    </style:style>
    <style:style style:name="T5" style:family="text">
      <style:text-properties fo:font-variant="normal" fo:text-transform="none" fo:color="#242729" fo:letter-spacing="normal" fo:font-style="normal" fo:font-weight="normal" officeooo:rsid="0019e62b" style:font-size-asian="15pt" style:font-size-complex="15pt"/>
    </style:style>
    <style:style style:name="T6" style:family="text">
      <style:text-properties officeooo:rsid="0019e62b" style:font-size-asian="13.1000003814697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ical View:</text:p>
      <text:p text:style-name="P1"/>
      <text:p text:style-name="P1">This process view provides us with the ability to figure out the functional requirements of our system. The logical view allows us to visualize our components <text:s/>into manageable objects. It can also organize theses objects into object classes to improve efficiency. Diving deeper into the logical view process model showed us a way to <text:s/>diagram our system into object interactions.</text:p>
      <text:p text:style-name="P1"/>
      <text:p text:style-name="P1"/>
      <text:p text:style-name="P1"/>
      <text:p text:style-name="P2">Process View:</text:p>
      <text:p text:style-name="P2"/>
      <text:p text:style-name="P2">This process view helps us visualize the entire system into a single visualization. In this visualization we can single out subsystems and refine each one that is needed. This process can show us what would happen to the whole system if changes are made to a component in the system. <text:span text:style-name="T1">With this view we can also use UML diagrams (like activity diagrams) to show the static and dynamic aspects of the system.</text:span></text:p>
      <text:p text:style-name="P2"/>
      <text:p text:style-name="P2"/>
      <text:p text:style-name="P3">Development View:</text:p>
      <text:p text:style-name="P3"/>
      <text:p text:style-name="P4">This process view can help us manage our software in a <text:s/>software engineer's perspective. Using this process view we can make it easier for other software developers that will work on the system. If done correctly, every developer working on the system can better understand the dependencies and relationships between the system modules.</text:p>
      <text:p text:style-name="P4"/>
      <text:p text:style-name="P4"/>
      <text:p text:style-name="P4">Physical View:</text:p>
      <text:p text:style-name="P4"/>
      <text:p text:style-name="P5"><text:span text:style-name="T6">This process view will show how our system is organized in a physical point of view. For example, the user interaction in our system involves the user to type on the keyboard and enter their information to login. With the physical process view it will create a visualization of how information is passed from the keyboard to each of the components in the system. Administrators and system designers that take <text:s/>care of the system will be able to understand the </text:span><text:span text:style-name="T4">physical locations of the software, </text:span><text:span text:style-name="T5">the </text:span><text:span text:style-name="T4">physical connections between nodes, </text:span><text:span text:style-name="T5">and how to </text:span><text:span text:style-name="T4">deployment and installation </text:span><text:span text:style-name="T5">the system.</text:span></text:p>
      <text:p text:style-name="P3"><text:soft-page-break/></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Neue', Helvetica, 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y </meta:initial-creator>
    <meta:creation-date>2016-11-29T22:17:36.458791424</meta:creation-date>
    <dc:date>2016-11-30T00:48:52.974305700</dc:date>
    <dc:creator>Joey </dc:creator>
    <meta:editing-duration>PT15M36S</meta:editing-duration>
    <meta:editing-cycles>1</meta:editing-cycles>
    <meta:document-statistic meta:table-count="0" meta:image-count="0" meta:object-count="0" meta:page-count="2" meta:paragraph-count="8" meta:word-count="291" meta:character-count="1763" meta:non-whitespace-character-count="1476"/>
    <meta:generator>LibreOffice/4.4.3.2$Linux_X86_64 LibreOffice_project/40m0$Build-2</meta:generator>
  </office:meta>
</office:document-meta>
</file>